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rror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Error.wrap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Error.ObjectError( String objectName , @ Nullable String [ ] codes , @ Nullable Object [ ] argument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Error.unwrap( Class &lt; T &gt; sourc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Error.ObjectError( String objectNam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rror.contains( Class &lt; ? &gt; sour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Err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rror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rr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